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1" svg:font-family="Albany" style:font-pitch="variable"/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563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0.6929in"/>
    </style:style>
    <style:style style:name="co7" style:family="table-column">
      <style:table-column-properties fo:break-before="auto" style:column-width="0.9354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0.7264in"/>
    </style:style>
    <style:style style:name="co10" style:family="table-column">
      <style:table-column-properties fo:break-before="auto" style:column-width="0.7484in"/>
    </style:style>
    <style:style style:name="co11" style:family="table-column">
      <style:table-column-properties fo:break-before="auto" style:column-width="0.8807in"/>
    </style:style>
    <style:style style:name="co12" style:family="table-column">
      <style:table-column-properties fo:break-before="auto" style:column-width="0.7043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0.6717in"/>
    </style:style>
    <style:style style:name="co15" style:family="table-column">
      <style:table-column-properties fo:break-before="auto" style:column-width="0.7154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8909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order-left="none" fo:border-right="none" fo:border-top="0.0138in solid #000000"/>
    </style:style>
    <style:style style:name="ce2" style:family="table-cell" style:parent-style-name="Default">
      <style:table-cell-properties fo:border-bottom="0.0138in solid #000000" fo:border-left="none" fo:border-right="none" fo:border-top="none"/>
    </style:style>
    <style:style style:name="ce3" style:family="table-cell" style:parent-style-name="Default">
      <style:text-properties fo:font-size="15pt" fo:font-weight="bold"/>
    </style:style>
    <style:style style:name="ce4" style:family="table-cell" style:parent-style-name="Default">
      <style:text-properties fo:font-size="12pt" fo:font-weight="normal"/>
    </style:style>
    <style:style style:name="ce5" style:family="table-cell" style:parent-style-name="Default">
      <style:table-cell-properties fo:wrap-option="wrap"/>
      <style:text-properties style:font-name="Albany" fo:font-size="12pt" fo:font-weight="bold" style:font-name-asian="Andale Sans UI" style:font-name-complex="Lucidasans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none" fo:border-left="0.0138in solid #000000" fo:border-right="none" fo:border-top="0.0138in solid #000000"/>
      <style:text-properties fo:font-weight="bold"/>
    </style:style>
    <style:style style:name="ce8" style:family="table-cell" style:parent-style-name="Default">
      <style:table-cell-properties fo:border-bottom="none" fo:border-left="0.0138in solid #000000" fo:border-right="none" fo:border-top="none"/>
    </style:style>
    <style:style style:name="ce9" style:family="table-cell" style:parent-style-name="Default">
      <style:table-cell-properties fo:border-bottom="0.0138in solid #000000" fo:border-left="0.0138in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138in solid #000000"/>
      <style:text-properties fo:font-weight="bold"/>
    </style:style>
    <style:style style:name="ce11" style:family="table-cell" style:parent-style-name="Default">
      <style:text-properties fo:font-weight="bold"/>
    </style:style>
    <style:style style:name="ce12" style:family="table-cell" style:parent-style-name="Default">
      <style:table-cell-properties fo:border-bottom="none" fo:border-left="none" fo:border-right="0.0138in solid #000000" fo:border-top="0.0138in solid #000000"/>
      <style:text-properties fo:font-size="15pt" fo:font-weight="bold"/>
    </style:style>
    <style:style style:name="ce13" style:family="table-cell" style:parent-style-name="Default">
      <style:table-cell-properties fo:border-bottom="none" fo:border-left="none" fo:border-right="0.0138in solid #000000" fo:border-top="none"/>
    </style:style>
    <style:style style:name="ce14" style:family="table-cell" style:parent-style-name="Default">
      <style:table-cell-properties fo:border-bottom="0.0138in solid #000000" fo:border-left="none" fo:border-right="0.0138in solid #000000" fo:border-top="none"/>
    </style:style>
    <style:style style:name="ce15" style:family="table-cell" style:parent-style-name="Default" style:data-style-name="N109"/>
    <style:style style:name="ce16" style:family="table-cell" style:parent-style-name="Default" style:data-style-name="N109">
      <style:table-cell-properties fo:border-bottom="0.0138in solid #000000" fo:border-left="none" fo:border-right="none" fo:border-top="none"/>
    </style:style>
    <style:style style:name="ce17" style:family="table-cell" style:parent-style-name="Default" style:data-style-name="N108">
      <style:text-properties fo:font-weight="bold"/>
    </style:style>
    <style:style style:name="ce18" style:family="table-cell" style:parent-style-name="Default">
      <style:text-properties style:use-window-font-color="true" style:text-outline="false" style:text-line-through-style="none" style:font-name="Albany1" fo:font-size="10pt" fo:font-style="normal" fo:text-shadow="none" style:text-underline-style="none" fo:font-weight="normal" style:text-underline-mode="continuous" style:text-line-through-mode="continuous" style:font-name-asian="Andale Sans UI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fo:border-bottom="0.0138in solid #000000" fo:border-left="none" fo:border-right="none" fo:border-top="none"/>
    </style:style>
    <style:style style:name="ce21" style:family="table-cell" style:parent-style-name="Default" style:data-style-name="N111"/>
    <style:style style:name="ce22" style:family="table-cell" style:parent-style-name="Default" style:data-style-name="N111">
      <style:table-cell-properties fo:border-bottom="0.0138in soli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fo:border-left="none" fo:border-right="0.0138in solid #000000" fo:border-top="0.0138in solid #000000"/>
    </style:style>
    <style:style style:name="ce25" style:family="table-cell" style:parent-style-name="Default" style:data-style-name="N107"/>
    <style:style style:name="ce26" style:family="table-cell" style:parent-style-name="Default" style:data-style-name="N107">
      <style:table-cell-properties fo:border-bottom="none" fo:border-left="none" fo:border-right="none" fo:border-top="0.0138in solid #000000"/>
    </style:style>
    <style:style style:name="ce27" style:family="table-cell" style:parent-style-name="Default" style:data-style-name="N107">
      <style:table-cell-properties fo:border-bottom="0.0138in solid #000000" fo:border-left="none" fo:border-right="none" fo:border-top="none"/>
    </style:style>
    <style:style style:name="ce28" style:family="table-cell" style:parent-style-name="Default" style:data-style-name="N107">
      <style:table-cell-properties fo:border-bottom="none" fo:border-left="0.0138in solid #000000" fo:border-right="none" fo:border-top="none"/>
    </style:style>
    <style:style style:name="ce29" style:family="table-cell" style:parent-style-name="Default" style:data-style-name="N107">
      <style:table-cell-properties fo:border-bottom="0.0138in solid #000000" fo:border-left="0.0138in solid #000000" fo:border-right="none" fo:border-top="none"/>
    </style:style>
    <style:style style:name="ce30" style:family="table-cell" style:parent-style-name="Default" style:data-style-name="N112"/>
    <style:style style:name="ce31" style:family="table-cell" style:parent-style-name="Default" style:data-style-name="N112">
      <style:table-cell-properties fo:border-bottom="0.0138in solid #000000" fo:border-left="none" fo:border-right="none" fo:border-top="none"/>
    </style:style>
    <style:style style:name="ce32" style:family="table-cell" style:parent-style-name="Default" style:data-style-name="N113"/>
    <style:style style:name="ce33" style:family="table-cell" style:parent-style-name="Default" style:data-style-name="N113">
      <style:table-cell-properties fo:border-bottom="0.0138in solid #000000" fo:border-left="none" fo:border-right="none" fo:border-top="none"/>
    </style:style>
    <style:style style:name="ce34" style:family="table-cell" style:parent-style-name="Default" style:data-style-name="N114"/>
    <style:style style:name="ce35" style:family="table-cell" style:parent-style-name="Default" style:data-style-name="N114">
      <style:table-cell-properties fo:border-bottom="0.0138in solid #000000" fo:border-left="none" fo:border-right="none" fo:border-top="none"/>
    </style:style>
    <style:style style:name="ce36" style:family="table-cell" style:parent-style-name="Default">
      <style:table-cell-properties fo:border-bottom="none" fo:border-left="0.0138in solid #000000" fo:border-right="0.0138in solid #000000" fo:border-top="0.0138in solid #000000"/>
      <style:text-properties fo:font-weight="bold"/>
    </style:style>
    <style:style style:name="ce37" style:family="table-cell" style:parent-style-name="Default">
      <style:table-cell-properties fo:border-bottom="none" fo:border-left="0.0138in solid #000000" fo:border-right="0.0138in solid #000000" fo:border-top="none"/>
      <style:text-properties fo:font-weight="normal"/>
    </style:style>
    <style:style style:name="ce38" style:family="table-cell" style:parent-style-name="Default">
      <style:table-cell-properties fo:border-bottom="0.0138in solid #000000" fo:border-left="0.0138in solid #000000" fo:border-right="0.0138in solid #000000" fo:border-top="none"/>
      <style:text-properties fo:font-weight="normal"/>
    </style:style>
    <style:style style:name="ce39" style:family="table-cell" style:parent-style-name="Default">
      <style:table-cell-properties fo:border-bottom="none" fo:border-left="0.0138in solid #000000" fo:border-right="0.0138in solid #000000" fo:border-top="none"/>
    </style:style>
    <style:style style:name="ce40" style:family="table-cell" style:parent-style-name="Default">
      <style:table-cell-properties fo:border-bottom="0.0138in solid #000000" fo:border-left="0.0138in solid #000000" fo:border-right="0.0138in solid #000000" fo:border-top="none"/>
    </style:style>
    <style:style style:name="gr1" style:family="graphic">
      <style:graphic-properties draw:marker-start="Arrowheads_20_2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lbany" fo:font-size="10pt" fo:language="en" fo:country="US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" fo:font-size="10pt" fo:language="en" fo:country="US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font-name="Albany" style:font-name-asian="Andale Sans UI" style:font-name-complex="Lucidasans"/>
    </style:style>
    <style:style style:name="T3" style:family="text">
      <style:text-properties style:font-name="Albany1"/>
    </style:style>
  </office:automatic-styles>
  <office:body>
    <office:spreadsheet>
      <table:table table:name="ARCo dbsiz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" table:number-columns-repeated="233" table:default-cell-style-name="Default"/>
        <table:table-row table:style-name="ro1" table:number-rows-repeated="2">
          <table:table-cell/>
          <table:table-cell table:style-name="ce3"/>
          <table:table-cell table:number-columns-repeated="254"/>
        </table:table-row>
        <table:table-row table:style-name="ro1">
          <table:table-cell/>
          <table:table-cell table:style-name="ce3" office:value-type="string" table:number-columns-spanned="6" table:number-rows-spanned="1">
            <text:p>Estimation of the ARCo database size</text:p>
          </table:table-cell>
          <table:covered-table-cell table:number-columns-repeated="5"/>
          <table:table-cell table:number-columns-repeated="249"/>
        </table:table-row>
        <table:table-row table:style-name="ro1">
          <table:table-cell/>
          <table:table-cell table:style-name="ce3"/>
          <table:table-cell table:number-columns-repeated="4"/>
          <table:table-cell office:value-type="string">
            <text:p>Version 1.1</text:p>
          </table:table-cell>
          <table:table-cell table:number-columns-repeated="249"/>
        </table:table-row>
        <table:table-row table:style-name="ro2">
          <table:table-cell/>
          <table:table-cell table:style-name="ce4"/>
          <table:table-cell table:number-columns-repeated="254"/>
        </table:table-row>
        <table:table-row table:style-name="ro3">
          <table:table-cell/>
          <table:table-cell table:style-name="ce5" office:value-type="string" table:number-columns-spanned="5" table:number-rows-spanned="1">
            <text:p><text:span text:style-name="T2">The following calculations are meant to be simple guidelines and by no</text:span></text:p>
            <text:p><text:span text:style-name="T2">means work for every case. The reader is encouraged to consult other</text:span></text:p>
            <text:p><text:span text:style-name="T2">Oracle configuration literature to complement the information found in</text:span></text:p>
            <text:p><text:span text:style-name="T2">this document</text:span></text:p>
          </table:table-cell>
          <table:covered-table-cell table:number-columns-repeated="4"/>
          <table:table-cell table:number-columns-repeated="250"/>
        </table:table-row>
        <table:table-row table:style-name="ro4">
          <table:table-cell/>
          <table:table-cell table:style-name="ce6" table:number-columns-spanned="5" table:number-rows-spanned="1"/>
          <table:covered-table-cell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ce3"/>
          <table:table-cell table:number-columns-repeated="253"/>
        </table:table-row>
        <table:table-row table:style-name="ro1">
          <table:table-cell/>
          <table:table-cell table:style-name="ce7" office:value-type="string">
            <text:p>Configuration Parameters:</text:p>
          </table:table-cell>
          <table:table-cell table:style-name="ce12"/>
          <table:table-cell/>
          <table:table-cell table:style-name="ce7" office:value-type="string">
            <text:p>Calculated parameters</text:p>
          </table:table-cell>
          <table:table-cell table:style-name="ce1" table:number-columns-repeated="2"/>
          <table:table-cell table:style-name="ce24"/>
          <table:table-cell table:number-columns-repeated="248"/>
        </table:table-row>
        <table:table-row table:style-name="ro5">
          <table:table-cell/>
          <table:table-cell table:style-name="ce8"/>
          <table:table-cell table:style-name="ce13"/>
          <table:table-cell/>
          <table:table-cell table:style-name="ce8"/>
          <table:table-cell/>
          <table:table-cell table:style-name="ce23"/>
          <table:table-cell table:style-name="ce13"/>
          <table:table-cell table:number-columns-repeated="248"/>
        </table:table-row>
        <table:table-row table:style-name="ro5">
          <table:table-cell/>
          <table:table-cell table:style-name="ce8" office:value-type="string">
            <text:p># of users</text:p>
          </table:table-cell>
          <table:table-cell table:style-name="ce13" office:value-type="float" office:value="100">
            <office:annotation draw:style-name="gr1" draw:text-style-name="P1" svg:width="2.2831in" svg:height="1.1677in" svg:x="5.326in" svg:y="2.4665in" draw:caption-point-x="-5.326in" draw:caption-point-y="-2.4665in">
              <dc:date>2005-11-17T00:00:00</dc:date>
              <text:p text:style-name="P1"><text:span text:style-name="T1">Number of users which uses the cluster. </text:span></text:p>
              <text:p text:style-name="P1"><text:span text:style-name="T1">This number influences the number of entries in the table sge_user_values and the number of jobs which runs through the cluster</text:span></text:p>
            </office:annotation>
            <text:p>100</text:p>
          </table:table-cell>
          <table:table-cell/>
          <table:table-cell table:style-name="ce8"/>
          <table:table-cell/>
          <table:table-cell table:style-name="ce23"/>
          <table:table-cell table:style-name="ce13"/>
          <table:table-cell table:number-columns-repeated="248"/>
        </table:table-row>
        <table:table-row table:style-name="ro5">
          <table:table-cell/>
          <table:table-cell table:style-name="ce8" office:value-type="string">
            <text:p># of departments</text:p>
          </table:table-cell>
          <table:table-cell table:style-name="ce13" office:value-type="float" office:value="6">
            <office:annotation draw:style-name="gr1" draw:text-style-name="P1" svg:width="2.2831in" svg:height="0.7012in" svg:x="5.326in" svg:y="2.6339in" draw:caption-point-x="-5.326in" draw:caption-point-y="-2.6339in">
              <dc:date>2005-11-14T00:00:00</dc:date>
              <text:p text:style-name="P1"><text:span text:style-name="T1">The number of departments which are defined in the cluster (has impact on the size of the table sge_department_values)</text:span></text:p>
            </office:annotation>
            <text:p>6</text:p>
          </table:table-cell>
          <table:table-cell/>
          <table:table-cell table:style-name="ce9" office:value-type="string">
            <text:p><text:s/>Jobs per hour</text:p>
          </table:table-cell>
          <table:table-cell table:style-name="ce2" table:formula="oooc:=jobs_per_user_and_hour*number_of_users" office:value-type="float" office:value="1000">
            <office:annotation draw:style-name="gr1" draw:text-style-name="P1" svg:width="1.1413in" svg:height="1.0122in" svg:x="8.1654in" svg:y="2.6339in" draw:caption-point-x="-8.1654in" draw:caption-point-y="-2.6339in">
              <dc:date>2005-11-14T00:00:00</dc:date>
              <text:p text:style-name="P1"><text:span text:style-name="T1">Overwrite the formula in this cell if the number of jobs do not depend on the number of users</text:span></text:p>
            </office:annotation>
            <text:p>1000</text:p>
          </table:table-cell>
          <table:table-cell table:style-name="ce2"/>
          <table:table-cell table:style-name="ce14"/>
          <table:table-cell table:number-columns-repeated="248"/>
        </table:table-row>
        <table:table-row table:style-name="ro5">
          <table:table-cell/>
          <table:table-cell table:style-name="ce8" office:value-type="string">
            <text:p># of projects</text:p>
          </table:table-cell>
          <table:table-cell table:style-name="ce13" office:value-type="float" office:value="1">
            <office:annotation draw:style-name="gr1" draw:text-style-name="P1" svg:width="1.1413in" svg:height="0.7012in" svg:x="5.326in" svg:y="2.8016in" draw:caption-point-x="-5.326in" draw:caption-point-y="-2.8016in">
              <dc:date>2005-11-14T00:00:00</dc:date>
              <text:p text:style-name="P1"><text:span text:style-name="T1">Number of departments defined in the cluster</text:span></text:p>
            </office:annotation>
            <text:p>1</text:p>
          </table:table-cell>
          <table:table-cell table:number-columns-repeated="253"/>
        </table:table-row>
        <table:table-row table:style-name="ro5">
          <table:table-cell/>
          <table:table-cell table:style-name="ce8" office:value-type="string">
            <text:p># of groups</text:p>
          </table:table-cell>
          <table:table-cell table:style-name="ce13" office:value-type="float" office:value="1">
            <office:annotation draw:style-name="gr1" draw:text-style-name="P1" svg:width="1.1413in" svg:height="0.7012in" svg:x="5.326in" svg:y="2.9689in" draw:caption-point-x="-5.326in" draw:caption-point-y="-2.9689in">
              <dc:date>2005-11-14T00:00:00</dc:date>
              <text:p text:style-name="P1"><text:span text:style-name="T1">Number of groups if the cluster (ACL Lists)</text:span></text:p>
            </office:annotation>
            <text:p>1</text:p>
          </table:table-cell>
          <table:table-cell table:number-columns-repeated="253"/>
        </table:table-row>
        <table:table-row table:style-name="ro5">
          <table:table-cell/>
          <table:table-cell table:style-name="ce8" office:value-type="string">
            <text:p># of jobs per user per hour</text:p>
          </table:table-cell>
          <table:table-cell table:style-name="ce13" office:value-type="float" office:value="10">
            <office:annotation draw:style-name="gr1" draw:text-style-name="P1" svg:width="1.1413in" svg:height="0.7012in" svg:x="5.326in" svg:y="3.1362in" draw:caption-point-x="-5.326in" draw:caption-point-y="-3.1362in">
              <dc:date>2005-11-14T00:00:00</dc:date>
              <text:p text:style-name="P1"><text:span text:style-name="T1">How many jobs are submitted by one user in one hour</text:span></text:p>
            </office:annotation>
            <text:p>10</text:p>
          </table:table-cell>
          <table:table-cell table:number-columns-repeated="253"/>
        </table:table-row>
        <table:table-row table:style-name="ro5">
          <table:table-cell/>
          <table:table-cell table:style-name="ce8" office:value-type="string">
            <text:p># of reported consumables</text:p>
          </table:table-cell>
          <table:table-cell table:style-name="ce13" office:value-type="float" office:value="1">
            <office:annotation draw:style-name="gr1" draw:text-style-name="P1" svg:width="1.1413in" svg:height="0.7012in" svg:x="5.326in" svg:y="3.3035in" draw:caption-point-x="-5.326in" draw:caption-point-y="-3.3035in">
              <dc:date>2005-11-14T00:00:00</dc:date>
              <text:p text:style-name="P1"><text:span text:style-name="T1">Average number of reported consumable per jobs</text:span></text:p>
            </office:annotation>
            <text:p>1</text:p>
          </table:table-cell>
          <table:table-cell table:number-columns-repeated="253"/>
        </table:table-row>
        <table:table-row table:style-name="ro5">
          <table:table-cell/>
          <table:table-cell table:style-name="ce8"/>
          <table:table-cell table:style-name="ce13"/>
          <table:table-cell table:number-columns-repeated="253"/>
        </table:table-row>
        <table:table-row table:style-name="ro5">
          <table:table-cell/>
          <table:table-cell table:style-name="ce8" office:value-type="string">
            <text:p>Load report time (s)</text:p>
          </table:table-cell>
          <table:table-cell table:style-name="ce13" office:value-type="float" office:value="30">
            <office:annotation draw:style-name="gr1" draw:text-style-name="P1" svg:width="1.1413in" svg:height="0.8567in" svg:x="5.326in" svg:y="3.6386in" draw:caption-point-x="-5.326in" draw:caption-point-y="-3.6386in">
              <dc:date>2005-11-14T00:00:00</dc:date>
              <text:p text:style-name="P1"><text:span text:style-name="T1">parameter load_report_time of the cluster configuration (qconf -sconf)</text:span></text:p>
            </office:annotation>
            <text:p>30</text:p>
          </table:table-cell>
          <table:table-cell table:number-columns-repeated="253"/>
        </table:table-row>
        <table:table-row table:style-name="ro5">
          <table:table-cell/>
          <table:table-cell table:style-name="ce8" office:value-type="string">
            <text:p>Sharelog flush time (s)</text:p>
          </table:table-cell>
          <table:table-cell table:style-name="ce13" office:value-type="float" office:value="60">
            <office:annotation draw:style-name="gr1" draw:text-style-name="P1" svg:width="1.1413in" svg:height="0.8567in" svg:x="5.326in" svg:y="3.8059in" draw:caption-point-x="-5.326in" draw:caption-point-y="-3.8059in">
              <dc:date>2005-11-14T00:00:00</dc:date>
              <text:p text:style-name="P1"><text:span text:style-name="T1">sharelog entry of the cluster parameter report_params </text:span></text:p>
              <text:p text:style-name="P1"><text:span text:style-name="T1">(qconf -sconf)</text:span></text:p>
            </office:annotation>
            <text:p>60</text:p>
          </table:table-cell>
          <table:table-cell table:number-columns-repeated="253"/>
        </table:table-row>
        <table:table-row table:style-name="ro5">
          <table:table-cell/>
          <table:table-cell table:style-name="ce8" office:value-type="string">
            <text:p># of exec host</text:p>
          </table:table-cell>
          <table:table-cell table:style-name="ce13" office:value-type="float" office:value="2000">
            <text:p>2000</text:p>
          </table:table-cell>
          <table:table-cell table:number-columns-repeated="253"/>
        </table:table-row>
        <table:table-row table:style-name="ro5">
          <table:table-cell/>
          <table:table-cell table:style-name="ce8" office:value-type="string">
            <text:p># of load values</text:p>
          </table:table-cell>
          <table:table-cell table:style-name="ce13" office:value-type="float" office:value="4">
            <office:annotation draw:style-name="gr1" draw:text-style-name="P1" svg:width="2.2831in" svg:height="0.7012in" svg:x="5.326in" svg:y="4.1409in" draw:caption-point-x="-5.326in" draw:caption-point-y="-4.1409in">
              <dc:date>2005-11-14T00:00:00</dc:date>
              <text:p text:style-name="P1"><text:span text:style-name="T1">Average number of load values which are reported by the exec daemons (qconf -se &lt;host&gt;, parameter report_variables </text:span></text:p>
            </office:annotation>
            <text:p>4</text:p>
          </table:table-cell>
          <table:table-cell table:number-columns-repeated="10"/>
          <table:table-cell table:style-name="ce11"/>
          <table:table-cell table:number-columns-repeated="242"/>
        </table:table-row>
        <table:table-row table:style-name="ro5">
          <table:table-cell/>
          <table:table-cell table:style-name="ce9" office:value-type="string">
            <text:p># of sharetree nodes</text:p>
          </table:table-cell>
          <table:table-cell table:style-name="ce14" office:value-type="float" office:value="30">
            <office:annotation draw:style-name="gr1" draw:text-style-name="P1" svg:width="1.1413in" svg:height="0.7012in" svg:x="5.326in" svg:y="4.3083in" draw:caption-point-x="-5.326in" draw:caption-point-y="-4.3083in">
              <dc:date>2005-11-14T00:00:00</dc:date>
              <text:p text:style-name="P1"><text:span text:style-name="T1">Number of nodes in the sharetree (qconf -sstree)</text:span></text:p>
            </office:annotation>
            <text:p>30</text:p>
          </table:table-cell>
          <table:table-cell table:number-columns-repeated="253"/>
        </table:table-row>
        <table:table-row table:style-name="ro5" table:number-rows-repeated="2">
          <table:table-cell table:number-columns-repeated="256"/>
        </table:table-row>
        <table:table-row table:style-name="ro6">
          <table:table-cell table:style-name="ce1"/>
          <table:table-cell table:style-name="ce10" office:value-type="string">
            <text:p>Table</text:p>
          </table:table-cell>
          <table:table-cell table:style-name="ce10" office:value-type="string">
            <office:annotation draw:style-name="gr1" draw:text-style-name="P1" svg:width="1.1413in" svg:height="0.5457in" svg:x="5.326in" svg:y="4.8106in" draw:caption-point-x="-5.326in" draw:caption-point-y="-4.8106in">
              <dc:date>2005-11-14T00:00:00</dc:date>
              <text:p text:style-name="P1"><text:span text:style-name="T1">Max. net. required space for a table</text:span></text:p>
            </office:annotation>
            <text:p>Max. space</text:p>
          </table:table-cell>
          <table:table-cell table:style-name="ce10" office:value-type="string">
            <office:annotation draw:style-name="gr1" draw:text-style-name="P1" svg:width="2.2831in" svg:height="0.5457in" svg:x="6.4772in" svg:y="4.8106in" draw:caption-point-x="-6.4772in" draw:caption-point-y="-4.8106in">
              <dc:date>2005-11-14T00:00:00</dc:date>
              <text:p text:style-name="P1"><text:span text:style-name="T1">The deletion rules of the dbwriter ensures, that the number of rows in these column is never exceeded. </text:span></text:p>
            </office:annotation>
            <text:p>Max Rows</text:p>
          </table:table-cell>
          <table:table-cell table:style-name="ce7" office:value-type="string">
            <office:annotation draw:style-name="gr1" draw:text-style-name="P1" svg:width="1.1413in" svg:height="1.0122in" svg:x="7.4748in" svg:y="4.8106in" draw:caption-point-x="-7.4748in" draw:caption-point-y="-4.8106in">
              <dc:date>2005-11-14T00:00:00</dc:date>
              <text:p text:style-name="P1"><text:span text:style-name="T1">The raw values are the values which are directly imported from the reporting file</text:span></text:p>
            </office:annotation>
            <text:p>RawValues</text:p>
          </table:table-cell>
          <table:table-cell table:style-name="ce10" table:number-columns-repeated="2"/>
          <table:table-cell table:style-name="ce7" office:value-type="string">
            <office:annotation draw:style-name="gr1" draw:text-style-name="P1" svg:width="2.2831in" svg:height="1.4787in" svg:x="10.0291in" svg:y="4.8106in" draw:caption-point-x="-10.0291in" draw:caption-point-y="-4.8106in">
              <dc:date>2005-11-14T00:00:00</dc:date>
              <text:p text:style-name="P1"><text:span text:style-name="T1">The dbwriter calculates derived values from the raw values. The derived values compress the raw values and stay longer in the database.</text:span></text:p>
              <text:p text:style-name="P1"><text:span text:style-name="T1">The values in this table are base on the file $SGE_ROOT/dbwriter/database/oracle/dbwriter.xml.</text:span></text:p>
            </office:annotation>
            <text:p>Derived Values</text:p>
          </table:table-cell>
          <table:table-cell table:style-name="ce26" table:number-columns-repeated="3"/>
          <table:table-cell table:style-name="ce1" table:number-columns-repeated="8"/>
          <table:table-cell table:style-name="ce36" office:value-type="string" table:number-columns-spanned="3" table:number-rows-spanned="1">
            <office:annotation draw:style-name="gr1" draw:text-style-name="P1" svg:width="1.1413in" svg:height="0.8567in" svg:x="20.5772in" svg:y="4.8106in" draw:caption-point-x="-20.5772in" draw:caption-point-y="-4.8106in">
              <dc:date>2005-11-14T00:00:00</dc:date>
              <text:p text:style-name="P1"><text:span text:style-name="T1">values are taken from the oracle data dictionary (dba_tables, and dba_indizes)</text:span></text:p>
            </office:annotation>
            <text:p>Avg Space<text:span text:style-name="T3">Oracle</text:span></text:p>
          </table:table-cell>
          <table:covered-table-cell table:number-columns-repeated="2" table:style-name="ce1"/>
          <table:table-cell table:style-name="ce1" table:number-columns-repeated="234"/>
        </table:table-row>
        <table:table-row table:style-name="ro5">
          <table:table-cell table:number-columns-repeated="4"/>
          <table:table-cell table:style-name="ce8" office:value-type="string">
            <text:p>Per hour</text:p>
          </table:table-cell>
          <table:table-cell table:number-columns-repeated="2"/>
          <table:table-cell table:style-name="ce8" office:value-type="string">
            <text:p>Per hour</text:p>
          </table:table-cell>
          <table:table-cell table:number-columns-repeated="2"/>
          <table:table-cell table:style-name="ce28" office:value-type="string">
            <office:annotation draw:style-name="gr1" draw:text-style-name="P1" svg:width="1.1413in" svg:height="0.3902in" svg:x="12.1012in" svg:y="4.9854in" draw:caption-point-x="-12.1012in" draw:caption-point-y="-4.9854in">
              <dc:date>2005-11-14T00:00:00</dc:date>
              <text:p text:style-name="P1"><text:span text:style-name="T1">Daly calculated derived values</text:span></text:p>
            </office:annotation>
            <text:p>Per Day</text:p>
          </table:table-cell>
          <table:table-cell table:number-columns-repeated="2"/>
          <table:table-cell table:style-name="ce8" office:value-type="string">
            <office:annotation draw:style-name="gr1" draw:text-style-name="P1" svg:width="1.1413in" svg:height="0.5457in" svg:x="14.6016in" svg:y="4.9854in" draw:caption-point-x="-14.6016in" draw:caption-point-y="-4.9854in">
              <dc:date>2005-11-14T00:00:00</dc:date>
              <text:p text:style-name="P1"><text:span text:style-name="T1">Monthly calculated derived values</text:span></text:p>
            </office:annotation>
            <text:p>Per Month</text:p>
          </table:table-cell>
          <table:table-cell table:number-columns-repeated="2"/>
          <table:table-cell table:style-name="ce8" office:value-type="string">
            <office:annotation draw:style-name="gr1" draw:text-style-name="P1" svg:width="1.1413in" svg:height="0.3902in" svg:x="16.7063in" svg:y="4.9854in" draw:caption-point-x="-16.7063in" draw:caption-point-y="-4.9854in">
              <dc:date>2005-11-14T00:00:00</dc:date>
              <text:p text:style-name="P1"><text:span text:style-name="T1">Yearly calculated derived values</text:span></text:p>
            </office:annotation>
            <text:p>Per Year</text:p>
          </table:table-cell>
          <table:table-cell table:number-columns-repeated="2"/>
          <table:table-cell table:style-name="ce37" office:value-type="string">
            <text:p>Tables+Index</text:p>
          </table:table-cell>
          <table:table-cell office:value-type="string">
            <text:p>Table</text:p>
          </table:table-cell>
          <table:table-cell table:style-name="ce13" office:value-type="string">
            <text:p>Index</text:p>
          </table:table-cell>
          <table:table-cell table:number-columns-repeated="234"/>
        </table:table-row>
        <table:table-row table:style-name="ro5">
          <table:table-cell table:style-name="ce2" table:number-columns-repeated="4"/>
          <table:table-cell table:style-name="ce9" office:value-type="string">
            <text:p>#</text:p>
          </table:table-cell>
          <table:table-cell table:style-name="ce2" office:value-type="string">
            <office:annotation draw:style-name="gr1" draw:text-style-name="P1" svg:width="1.1413in" svg:height="0.2346in" svg:x="8.1654in" svg:y="5.1531in" draw:caption-point-x="-8.1654in" draw:caption-point-y="-5.1531in">
              <dc:date>2005-11-14T00:00:00</dc:date>
              <text:p text:style-name="P1"><text:span text:style-name="T1">Lifetime in hours</text:span></text:p>
            </office:annotation>
            <text:p>LT</text:p>
          </table:table-cell>
          <table:table-cell table:style-name="ce2" office:value-type="string">
            <text:p># Rows</text:p>
          </table:table-cell>
          <table:table-cell table:style-name="ce9" office:value-type="string">
            <office:annotation draw:style-name="gr1" draw:text-style-name="P1" svg:width="1.1413in" svg:height="0.8567in" svg:x="10.0291in" svg:y="5.1531in" draw:caption-point-x="-10.0291in" draw:caption-point-y="-5.1531in">
              <dc:date>2005-11-14T00:00:00</dc:date>
              <text:p text:style-name="P1"><text:span text:style-name="T1">How many derived values are written every hour for a specific table</text:span></text:p>
            </office:annotation>
            <text:p>#</text:p>
          </table:table-cell>
          <table:table-cell table:style-name="ce27" office:value-type="string">
            <office:annotation draw:style-name="gr1" draw:text-style-name="P1" svg:width="1.1413in" svg:height="0.8567in" svg:x="10.6539in" svg:y="5.1531in" draw:caption-point-x="-10.6539in" draw:caption-point-y="-5.1531in">
              <dc:date>2005-11-14T00:00:00</dc:date>
              <text:p text:style-name="P1"><text:span text:style-name="T1">Lifetime of the derived values which are calculated every hour</text:span></text:p>
            </office:annotation>
            <text:p>LT</text:p>
          </table:table-cell>
          <table:table-cell table:style-name="ce27" office:value-type="string">
            <office:annotation draw:style-name="gr1" draw:text-style-name="P1" svg:width="1.1413in" svg:height="0.8567in" svg:x="11.3776in" svg:y="5.1531in" draw:caption-point-x="-11.3776in" draw:caption-point-y="-5.1531in">
              <dc:date>2005-11-14T00:00:00</dc:date>
              <text:p text:style-name="P1"><text:span text:style-name="T1">How many rows are produced by the hourly calculated derived values</text:span></text:p>
            </office:annotation>
            <text:p># Rows</text:p>
          </table:table-cell>
          <table:table-cell table:style-name="ce29" office:value-type="string">
            <text:p>#</text:p>
          </table:table-cell>
          <table:table-cell table:style-name="ce2" office:value-type="string">
            <office:annotation draw:style-name="gr1" draw:text-style-name="P1" svg:width="1.1413in" svg:height="0.2346in" svg:x="12.8472in" svg:y="5.1531in" draw:caption-point-x="-12.8472in" draw:caption-point-y="-5.1531in">
              <dc:date>2005-11-14T00:00:00</dc:date>
              <text:p text:style-name="P1"><text:span text:style-name="T1">Lifetime in days</text:span></text:p>
            </office:annotation>
            <text:p>LT</text:p>
          </table:table-cell>
          <table:table-cell table:style-name="ce2" office:value-type="string">
            <text:p># Rows</text:p>
          </table:table-cell>
          <table:table-cell table:style-name="ce9" office:value-type="string">
            <text:p>#</text:p>
          </table:table-cell>
          <table:table-cell table:style-name="ce2" office:value-type="string">
            <office:annotation draw:style-name="gr1" draw:text-style-name="P1" svg:width="1.1413in" svg:height="0.2346in" svg:x="15.3031in" svg:y="5.1531in" draw:caption-point-x="-15.3031in" draw:caption-point-y="-5.1531in">
              <dc:date>2005-11-14T00:00:00</dc:date>
              <text:p text:style-name="P1"><text:span text:style-name="T1">Lifetime in month</text:span></text:p>
            </office:annotation>
            <text:p>LT</text:p>
          </table:table-cell>
          <table:table-cell table:style-name="ce2" office:value-type="string">
            <text:p># Rows</text:p>
          </table:table-cell>
          <table:table-cell table:style-name="ce9" office:value-type="string">
            <text:p>#</text:p>
          </table:table-cell>
          <table:table-cell table:style-name="ce2" office:value-type="string">
            <office:annotation draw:style-name="gr1" draw:text-style-name="P1" svg:width="1.1413in" svg:height="0.2346in" svg:x="17.4299in" svg:y="5.1531in" draw:caption-point-x="-17.4299in" draw:caption-point-y="-5.1531in">
              <dc:date>2005-11-14T00:00:00</dc:date>
              <text:p text:style-name="P1"><text:span text:style-name="T1">Lifetime in years</text:span></text:p>
            </office:annotation>
            <text:p>LT</text:p>
          </table:table-cell>
          <table:table-cell table:style-name="ce2"/>
          <table:table-cell table:style-name="ce38" office:value-type="string">
            <text:p>Per row</text:p>
          </table:table-cell>
          <table:table-cell table:style-name="ce2"/>
          <table:table-cell table:style-name="ce14"/>
          <table:table-cell table:style-name="ce2" table:number-columns-repeated="234"/>
        </table:table-row>
        <table:table-row table:style-name="ro5">
          <table:table-cell/>
          <table:table-cell office:value-type="string">
            <text:p>sge_user_values</text:p>
          </table:table-cell>
          <table:table-cell table:style-name="ce15" table:formula="oooc:=([.D28]*[.T28])/(1024*1024)" office:value-type="float" office:value="208.854675292969">
            <text:p>208.85 MB</text:p>
          </table:table-cell>
          <table:table-cell table:style-name="ce19" table:formula="oooc:=([.G28]+[.J28]+[.M28]+[.P28]+[.S28])*number_of_users" office:value-type="float" office:value="1825000">
            <text:p>1825000</text:p>
          </table:table-cell>
          <table:table-cell table:style-name="ce8" office:value-type="float" office:value="0">
            <text:p>0</text:p>
          </table:table-cell>
          <table:table-cell table:style-name="ce21" office:value-type="float" office:value="0">
            <text:p>0 h</text:p>
          </table:table-cell>
          <table:table-cell table:formula="oooc:=[.E28]*[.F28]" office:value-type="float" office:value="0">
            <text:p>0</text:p>
          </table:table-cell>
          <table:table-cell table:style-name="ce8" office:value-type="float" office:value="1">
            <office:annotation draw:style-name="gr1" draw:text-style-name="P1" svg:width="1.1413in" svg:height="0.2346in" svg:x="10.0291in" svg:y="5.3205in" draw:caption-point-x="-10.0291in" draw:caption-point-y="-5.3205in">
              <dc:date>2005-11-14T00:00:00</dc:date>
              <text:p text:style-name="P1"><text:span text:style-name="T1">h_jobs_finished</text:span></text:p>
            </office:annotation>
            <text:p>1</text:p>
          </table:table-cell>
          <table:table-cell table:style-name="ce21" table:formula="oooc:=2*365*24" office:value-type="float" office:value="17520">
            <text:p>17520 h</text:p>
          </table:table-cell>
          <table:table-cell table:style-name="Default" table:formula="oooc:=[.H28]*[.I28]" office:value-type="float" office:value="17520">
            <text:p>17520</text:p>
          </table:table-cell>
          <table:table-cell table:style-name="ce8" office:value-type="float" office:value="1">
            <office:annotation draw:style-name="gr1" draw:text-style-name="P1" svg:width="1.1413in" svg:height="0.2346in" svg:x="12.1012in" svg:y="5.3205in" draw:caption-point-x="-12.1012in" draw:caption-point-y="-5.3205in">
              <dc:date>2005-11-14T00:00:00</dc:date>
              <text:p text:style-name="P1"><text:span text:style-name="T1">d_jobs_finished</text:span></text:p>
            </office:annotation>
            <text:p>1</text:p>
          </table:table-cell>
          <table:table-cell table:style-name="ce30" table:formula="oooc:=2*365" office:value-type="float" office:value="730">
            <text:p>730 d</text:p>
          </table:table-cell>
          <table:table-cell table:formula="oooc:=[.K28]*[.L28]" office:value-type="float" office:value="730">
            <text:p>730</text:p>
          </table:table-cell>
          <table:table-cell table:style-name="ce8" office:value-type="float" office:value="0">
            <text:p>0</text:p>
          </table:table-cell>
          <table:table-cell table:style-name="ce32" office:value-type="float" office:value="0">
            <text:p>0 m</text:p>
          </table:table-cell>
          <table:table-cell table:formula="oooc:=[.N28]*[.O2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0">
            <text:p>0 y</text:p>
          </table:table-cell>
          <table:table-cell table:formula="oooc:=[.Q28]*[.R28]" office:value-type="float" office:value="0">
            <text:p>0</text:p>
          </table:table-cell>
          <table:table-cell table:style-name="ce39" table:formula="oooc:=[.U28]+[.V28]" office:value-type="float" office:value="120">
            <text:p>120</text:p>
          </table:table-cell>
          <table:table-cell table:style-name="ce39" office:value-type="float" office:value="45">
            <text:p>45</text:p>
          </table:table-cell>
          <table:table-cell table:style-name="ce13" office:value-type="float" office:value="75">
            <text:p>75</text:p>
          </table:table-cell>
          <table:table-cell table:number-columns-repeated="234"/>
        </table:table-row>
        <table:table-row table:style-name="ro5">
          <table:table-cell/>
          <table:table-cell office:value-type="string">
            <text:p>sge_department_values</text:p>
          </table:table-cell>
          <table:table-cell table:style-name="ce15" table:formula="oooc:=([.D29]*[.T29])/(1024*1024)" office:value-type="float" office:value="0">
            <text:p>0.00 MB</text:p>
          </table:table-cell>
          <table:table-cell table:style-name="ce19" table:formula="oooc:=([.G29]+[.J29]+[.M29]+[.P29]+[.S29])*number_of_departments" office:value-type="float" office:value="0">
            <office:annotation draw:style-name="gr1" draw:text-style-name="P1" svg:width="2.2831in" svg:height="1.0122in" svg:x="6.4772in" svg:y="5.4878in" draw:caption-point-x="-6.4772in" draw:caption-point-y="-5.4878in">
              <dc:date>2005-11-14T00:00:00</dc:date>
              <text:p text:style-name="P1"><text:span text:style-name="T1">In the default configuration no derived values for the department are caculated. There a no raw values for the department in the reporting file =&gt; the value is always 0</text:span></text:p>
            </office:annotation>
            <text:p>0</text:p>
          </table:table-cell>
          <table:table-cell table:style-name="ce8" office:value-type="float" office:value="0">
            <text:p>0</text:p>
          </table:table-cell>
          <table:table-cell table:style-name="ce21" office:value-type="float" office:value="0">
            <text:p>0 h</text:p>
          </table:table-cell>
          <table:table-cell table:formula="oooc:=[.E29]*[.F2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21" table:formula="oooc:=2*365*24" office:value-type="float" office:value="17520">
            <text:p>17520 h</text:p>
          </table:table-cell>
          <table:table-cell table:style-name="Default" table:formula="oooc:=[.H29]*[.I2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0" table:formula="oooc:=2*365" office:value-type="float" office:value="730">
            <text:p>730 d</text:p>
          </table:table-cell>
          <table:table-cell table:formula="oooc:=[.K29]*[.L2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2" table:formula="oooc:=2*12" office:value-type="float" office:value="24">
            <text:p>24 m</text:p>
          </table:table-cell>
          <table:table-cell table:formula="oooc:=[.N29]*[.O2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2">
            <text:p>2 y</text:p>
          </table:table-cell>
          <table:table-cell table:formula="oooc:=[.Q29]*[.R29]" office:value-type="float" office:value="0">
            <text:p>0</text:p>
          </table:table-cell>
          <table:table-cell table:style-name="ce39" table:formula="oooc:=[.U29]+[.V29]" office:value-type="float" office:value="120">
            <text:p>120</text:p>
          </table:table-cell>
          <table:table-cell table:style-name="ce39" office:value-type="float" office:value="45">
            <text:p>45</text:p>
          </table:table-cell>
          <table:table-cell table:style-name="ce13" office:value-type="float" office:value="75">
            <text:p>75</text:p>
          </table:table-cell>
          <table:table-cell table:number-columns-repeated="234"/>
        </table:table-row>
        <table:table-row table:style-name="ro5">
          <table:table-cell/>
          <table:table-cell office:value-type="string">
            <text:p>sge_project_values</text:p>
          </table:table-cell>
          <table:table-cell table:style-name="ce15" table:formula="oooc:=([.D30]*[.T30])/(1024*1024)" office:value-type="float" office:value="2.0050048828125">
            <text:p>2.01 MB</text:p>
          </table:table-cell>
          <table:table-cell table:style-name="ce19" table:formula="oooc:=([.G30]+[.J30]+[.M30]+[.P30]+[.S30])*number_of_projects" office:value-type="float" office:value="17520">
            <text:p>17520</text:p>
          </table:table-cell>
          <table:table-cell table:style-name="ce8" office:value-type="float" office:value="0">
            <text:p>0</text:p>
          </table:table-cell>
          <table:table-cell table:style-name="ce21" office:value-type="float" office:value="0">
            <text:p>0 h</text:p>
          </table:table-cell>
          <table:table-cell table:formula="oooc:=[.E30]*[.F30]" office:value-type="float" office:value="0">
            <text:p>0</text:p>
          </table:table-cell>
          <table:table-cell table:style-name="ce8" office:value-type="float" office:value="1">
            <office:annotation draw:style-name="gr1" draw:text-style-name="P1" svg:width="1.1413in" svg:height="0.2346in" svg:x="10.0291in" svg:y="5.6551in" draw:caption-point-x="-10.0291in" draw:caption-point-y="-5.6551in">
              <dc:date>2005-11-14T00:00:00</dc:date>
              <text:p text:style-name="P1"><text:span text:style-name="T1">h_jobs_finished</text:span></text:p>
            </office:annotation>
            <text:p>1</text:p>
          </table:table-cell>
          <table:table-cell table:style-name="ce21" table:formula="oooc:=2*365*24" office:value-type="float" office:value="17520">
            <text:p>17520 h</text:p>
          </table:table-cell>
          <table:table-cell table:style-name="Default" table:formula="oooc:=[.H30]*[.I30]" office:value-type="float" office:value="17520">
            <text:p>17520</text:p>
          </table:table-cell>
          <table:table-cell table:style-name="ce8" office:value-type="float" office:value="0">
            <text:p>0</text:p>
          </table:table-cell>
          <table:table-cell table:style-name="ce30" office:value-type="float" office:value="0">
            <text:p>0 d</text:p>
          </table:table-cell>
          <table:table-cell table:formula="oooc:=[.K30]*[.L3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2" office:value-type="float" office:value="0">
            <text:p>0 m</text:p>
          </table:table-cell>
          <table:table-cell table:formula="oooc:=[.N30]*[.O3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0">
            <text:p>0 y</text:p>
          </table:table-cell>
          <table:table-cell table:formula="oooc:=[.Q30]*[.R30]" office:value-type="float" office:value="0">
            <text:p>0</text:p>
          </table:table-cell>
          <table:table-cell table:style-name="ce39" table:formula="oooc:=[.U30]+[.V30]" office:value-type="float" office:value="120">
            <text:p>120</text:p>
          </table:table-cell>
          <table:table-cell table:style-name="ce39" office:value-type="float" office:value="45">
            <text:p>45</text:p>
          </table:table-cell>
          <table:table-cell table:style-name="ce13" office:value-type="float" office:value="75">
            <text:p>75</text:p>
          </table:table-cell>
          <table:table-cell table:number-columns-repeated="234"/>
        </table:table-row>
        <table:table-row table:style-name="ro5">
          <table:table-cell/>
          <table:table-cell office:value-type="string">
            <text:p>sge_group_values</text:p>
          </table:table-cell>
          <table:table-cell table:style-name="ce15" table:formula="oooc:=([.D31]*[.T31])/(1024*1024)" office:value-type="float" office:value="2.0050048828125">
            <text:p>2.01 MB</text:p>
          </table:table-cell>
          <table:table-cell table:style-name="ce19" table:formula="oooc:=([.G31]+[.J31]+[.M31]+[.P31]+[.S31])*number_of_groups" office:value-type="float" office:value="17520">
            <text:p>17520</text:p>
          </table:table-cell>
          <table:table-cell table:style-name="ce8" office:value-type="float" office:value="0">
            <text:p>0</text:p>
          </table:table-cell>
          <table:table-cell table:style-name="ce21" office:value-type="float" office:value="0">
            <text:p>0 h</text:p>
          </table:table-cell>
          <table:table-cell table:formula="oooc:=[.E31]*[.F31]" office:value-type="float" office:value="0">
            <text:p>0</text:p>
          </table:table-cell>
          <table:table-cell table:style-name="ce8" office:value-type="float" office:value="1">
            <office:annotation draw:style-name="gr1" draw:text-style-name="P1" svg:width="1.1413in" svg:height="0.2346in" svg:x="10.0291in" svg:y="5.8228in" draw:caption-point-x="-10.0291in" draw:caption-point-y="-5.8228in">
              <dc:date>2005-11-14T00:00:00</dc:date>
              <text:p text:style-name="P1"><text:span text:style-name="T1">h_utilized</text:span></text:p>
            </office:annotation>
            <text:p>1</text:p>
          </table:table-cell>
          <table:table-cell table:style-name="ce21" table:formula="oooc:=2*365*24" office:value-type="float" office:value="17520">
            <text:p>17520 h</text:p>
          </table:table-cell>
          <table:table-cell table:style-name="Default" table:formula="oooc:=[.H31]*[.I31]" office:value-type="float" office:value="17520">
            <text:p>17520</text:p>
          </table:table-cell>
          <table:table-cell table:style-name="ce8" office:value-type="float" office:value="0">
            <text:p>0</text:p>
          </table:table-cell>
          <table:table-cell table:style-name="ce30" office:value-type="float" office:value="0">
            <text:p>0 d</text:p>
          </table:table-cell>
          <table:table-cell table:formula="oooc:=[.K31]*[.L3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2" office:value-type="float" office:value="0">
            <text:p>0 m</text:p>
          </table:table-cell>
          <table:table-cell table:formula="oooc:=[.N31]*[.O3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0">
            <text:p>0 y</text:p>
          </table:table-cell>
          <table:table-cell table:formula="oooc:=[.Q31]*[.R31]" office:value-type="float" office:value="0">
            <text:p>0</text:p>
          </table:table-cell>
          <table:table-cell table:style-name="ce39" table:formula="oooc:=[.U31]+[.V31]" office:value-type="float" office:value="120">
            <text:p>120</text:p>
          </table:table-cell>
          <table:table-cell table:style-name="ce39" office:value-type="float" office:value="45">
            <text:p>45</text:p>
          </table:table-cell>
          <table:table-cell table:style-name="ce13" office:value-type="float" office:value="75">
            <text:p>75</text:p>
          </table:table-cell>
          <table:table-cell table:number-columns-repeated="234"/>
        </table:table-row>
        <table:table-row table:style-name="ro5">
          <table:table-cell/>
          <table:table-cell office:value-type="string">
            <text:p>sge_host_values</text:p>
          </table:table-cell>
          <table:table-cell table:style-name="ce15" table:formula="oooc:=([.D32]*[.T32])/(1024*1024)" office:value-type="float" office:value="28252.7923583984">
            <text:p>28,252.79 MB</text:p>
          </table:table-cell>
          <table:table-cell table:style-name="ce19" table:formula="oooc:=([.G32]+[.J32]+[.M32]+[.P32]+[.S32])*number_of_exec_hosts" office:value-type="float" office:value="269320000">
            <text:p>269320000</text:p>
          </table:table-cell>
          <table:table-cell table:style-name="ce8" table:formula="oooc:=IF(load_report_time = 0; 0 ;3600/load_report_time)*number_of_load_values" office:value-type="float" office:value="480">
            <office:annotation draw:style-name="gr1" draw:text-style-name="P1" svg:width="1.1413in" svg:height="1.1677in" svg:x="7.4748in" svg:y="5.9902in" draw:caption-point-x="-7.4748in" draw:caption-point-y="-5.9902in">
              <dc:date>2005-11-14T00:00:00</dc:date>
              <text:p text:style-name="P1"><text:span text:style-name="T1">cpu, mem_free, np_load_avg, virtual_free</text:span></text:p>
              <text:p text:style-name="P1"><text:span text:style-name="T1">(qconf -se &lt;host&gt;, parameter report variable)</text:span></text:p>
            </office:annotation>
            <text:p>480</text:p>
          </table:table-cell>
          <table:table-cell table:style-name="ce21" table:formula="oooc:=7*24" office:value-type="float" office:value="168">
            <text:p>168 h</text:p>
          </table:table-cell>
          <table:table-cell table:formula="oooc:=[.E32]*[.F32]" office:value-type="float" office:value="80640">
            <text:p>80640</text:p>
          </table:table-cell>
          <table:table-cell table:style-name="ce8" office:value-type="float" office:value="3">
            <office:annotation draw:style-name="gr1" draw:text-style-name="P1" svg:width="1.1413in" svg:height="0.3902in" svg:x="10.0291in" svg:y="5.9902in" draw:caption-point-x="-10.0291in" draw:caption-point-y="-5.9902in">
              <dc:date>2005-11-14T00:00:00</dc:date>
              <text:p text:style-name="P1"><text:span text:style-name="T1">h_cpu, h_jobs, h_load</text:span></text:p>
            </office:annotation>
            <text:p>3</text:p>
          </table:table-cell>
          <table:table-cell table:style-name="ce21" table:formula="oooc:=2*365*24" office:value-type="float" office:value="17520">
            <text:p>17520 h</text:p>
          </table:table-cell>
          <table:table-cell table:style-name="Default" table:formula="oooc:=[.H32]*[.I32]" office:value-type="float" office:value="52560">
            <text:p>52560</text:p>
          </table:table-cell>
          <table:table-cell table:style-name="ce8" office:value-type="float" office:value="2">
            <office:annotation draw:style-name="gr1" draw:text-style-name="P1" svg:width="1.1413in" svg:height="0.3902in" svg:x="12.1012in" svg:y="5.9902in" draw:caption-point-x="-12.1012in" draw:caption-point-y="-5.9902in">
              <dc:date>2005-11-14T00:00:00</dc:date>
              <text:p text:style-name="P1"><text:span text:style-name="T1">d_jobs_finished,d_load </text:span></text:p>
            </office:annotation>
            <text:p>2</text:p>
          </table:table-cell>
          <table:table-cell table:style-name="ce30" table:formula="oooc:=2*365" office:value-type="float" office:value="730">
            <text:p>730 d</text:p>
          </table:table-cell>
          <table:table-cell table:formula="oooc:=[.K32]*[.L32]" office:value-type="float" office:value="1460">
            <text:p>1460</text:p>
          </table:table-cell>
          <table:table-cell table:style-name="ce8" office:value-type="float" office:value="0">
            <text:p>0</text:p>
          </table:table-cell>
          <table:table-cell table:style-name="ce32" table:formula="oooc:=2*12" office:value-type="float" office:value="24">
            <text:p>24 m</text:p>
          </table:table-cell>
          <table:table-cell table:formula="oooc:=[.N32]*[.O3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2">
            <text:p>2 y</text:p>
          </table:table-cell>
          <table:table-cell table:formula="oooc:=[.Q32]*[.R32]" office:value-type="float" office:value="0">
            <text:p>0</text:p>
          </table:table-cell>
          <table:table-cell table:style-name="ce39" table:formula="oooc:=[.U32]+[.V32]" office:value-type="float" office:value="110">
            <text:p>110</text:p>
          </table:table-cell>
          <table:table-cell table:style-name="ce39" office:value-type="float" office:value="45">
            <text:p>45</text:p>
          </table:table-cell>
          <table:table-cell table:style-name="ce13" office:value-type="float" office:value="65">
            <text:p>65</text:p>
          </table:table-cell>
          <table:table-cell table:number-columns-repeated="234"/>
        </table:table-row>
        <table:table-row table:style-name="ro5">
          <table:table-cell/>
          <table:table-cell office:value-type="string">
            <text:p>sge_queue_values</text:p>
          </table:table-cell>
          <table:table-cell table:style-name="ce15" table:formula="oooc:=([.D33]*[.T33])/(1024*1024)" office:value-type="float" office:value="180.699920654297">
            <text:p>180.70 MB</text:p>
          </table:table-cell>
          <table:table-cell table:style-name="ce19" table:formula="oooc:=([.G33]+[.J33]+[.M33]+[.P33]+[.S33])" office:value-type="float" office:value="1457520">
            <text:p>1457520</text:p>
          </table:table-cell>
          <table:table-cell table:style-name="ce8" table:formula="oooc:=(jobs_per_hour*number_of_consumables*2)" office:value-type="float" office:value="2000">
            <office:annotation draw:style-name="gr1" draw:text-style-name="P1" svg:width="1.1413in" svg:height="0.2346in" svg:x="7.4748in" svg:y="6.1575in" draw:caption-point-x="-7.4748in" draw:caption-point-y="-6.1575in">
              <dc:date>2005-11-14T00:00:00</dc:date>
              <text:p text:style-name="P1"><text:span text:style-name="T1">slots, state, ...</text:span></text:p>
            </office:annotation>
            <text:p>2000</text:p>
          </table:table-cell>
          <table:table-cell table:style-name="ce21" table:formula="oooc:=30*24" office:value-type="float" office:value="720">
            <text:p>720 h</text:p>
          </table:table-cell>
          <table:table-cell table:formula="oooc:=[.E33]*[.F33]" office:value-type="float" office:value="1440000">
            <text:p>1440000</text:p>
          </table:table-cell>
          <table:table-cell table:style-name="ce8" office:value-type="float" office:value="1">
            <office:annotation draw:style-name="gr1" draw:text-style-name="P1" svg:width="1.1413in" svg:height="0.2346in" svg:x="10.0291in" svg:y="6.1575in" draw:caption-point-x="-10.0291in" draw:caption-point-y="-6.1575in">
              <dc:date>2005-11-14T00:00:00</dc:date>
              <text:p text:style-name="P1"><text:span text:style-name="T1">h_utilized</text:span></text:p>
            </office:annotation>
            <text:p>1</text:p>
          </table:table-cell>
          <table:table-cell table:style-name="ce21" table:formula="oooc:=2*365*24" office:value-type="float" office:value="17520">
            <text:p>17520 h</text:p>
          </table:table-cell>
          <table:table-cell table:style-name="Default" table:formula="oooc:=[.H33]*[.I33]" office:value-type="float" office:value="17520">
            <text:p>17520</text:p>
          </table:table-cell>
          <table:table-cell table:style-name="ce8" office:value-type="float" office:value="0">
            <text:p>0</text:p>
          </table:table-cell>
          <table:table-cell table:style-name="ce30" office:value-type="float" office:value="0">
            <text:p>0 d</text:p>
          </table:table-cell>
          <table:table-cell table:formula="oooc:=[.K33]*[.L3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2" office:value-type="float" office:value="0">
            <text:p>0 m</text:p>
          </table:table-cell>
          <table:table-cell table:formula="oooc:=[.N33]*[.O3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0">
            <text:p>0 y</text:p>
          </table:table-cell>
          <table:table-cell table:formula="oooc:=[.Q33]*[.R33]" office:value-type="float" office:value="0">
            <text:p>0</text:p>
          </table:table-cell>
          <table:table-cell table:style-name="ce39" table:formula="oooc:=[.U33]+[.V33]" office:value-type="float" office:value="130">
            <text:p>130</text:p>
          </table:table-cell>
          <table:table-cell table:style-name="ce39" office:value-type="float" office:value="45">
            <text:p>45</text:p>
          </table:table-cell>
          <table:table-cell table:style-name="ce13" office:value-type="float" office:value="85">
            <text:p>85</text:p>
          </table:table-cell>
          <table:table-cell table:number-columns-repeated="234"/>
        </table:table-row>
        <table:table-row table:style-name="ro5">
          <table:table-cell/>
          <table:table-cell office:value-type="string">
            <text:p>sge_job</text:p>
          </table:table-cell>
          <table:table-cell table:style-name="ce15" table:formula="oooc:=(([.G34]+[.J34]+[.M34]+[.P34]+[.S34])*[.T34])/(1024*1024)" office:value-type="float" office:value="1111.10687255859">
            <text:p>1,111.11 MB</text:p>
          </table:table-cell>
          <table:table-cell table:style-name="ce19" table:formula="oooc:=[.G34]+[.J34]+[.M34]+[.P34]+[.S34]" office:value-type="float" office:value="8760000">
            <text:p>8760000</text:p>
          </table:table-cell>
          <table:table-cell table:style-name="ce8" table:formula="oooc:=jobs_per_hour" office:value-type="float" office:value="1000">
            <office:annotation draw:style-name="gr1" draw:text-style-name="P1" svg:width="1.1413in" svg:height="0.3902in" svg:x="7.4748in" svg:y="6.3248in" draw:caption-point-x="-7.4748in" draw:caption-point-y="-6.3248in">
              <dc:date>2005-11-14T00:00:00</dc:date>
              <text:p text:style-name="P1"><text:span text:style-name="T1">One row for each job</text:span></text:p>
            </office:annotation>
            <text:p>1000</text:p>
          </table:table-cell>
          <table:table-cell table:style-name="ce21" table:formula="oooc:=365*24" office:value-type="float" office:value="8760">
            <text:p>8760 h</text:p>
          </table:table-cell>
          <table:table-cell table:formula="oooc:=[.E34]*[.F34]" office:value-type="float" office:value="8760000">
            <text:p>8760000</text:p>
          </table:table-cell>
          <table:table-cell table:style-name="ce8" office:value-type="float" office:value="0">
            <text:p>0</text:p>
          </table:table-cell>
          <table:table-cell table:style-name="ce21" office:value-type="float" office:value="0">
            <text:p>0 h</text:p>
          </table:table-cell>
          <table:table-cell table:style-name="Default" table:formula="oooc:=[.H34]*[.I3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0" office:value-type="float" office:value="0">
            <text:p>0 d</text:p>
          </table:table-cell>
          <table:table-cell table:formula="oooc:=[.K34]*[.L3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2" office:value-type="float" office:value="0">
            <text:p>0 m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0">
            <text:p>0 y</text:p>
          </table:table-cell>
          <table:table-cell office:value-type="float" office:value="0">
            <text:p>0</text:p>
          </table:table-cell>
          <table:table-cell table:style-name="ce39" table:formula="oooc:=[.U34]+[.V34]" office:value-type="float" office:value="133">
            <text:p>133</text:p>
          </table:table-cell>
          <table:table-cell table:style-name="ce39" office:value-type="float" office:value="67">
            <text:p>67</text:p>
          </table:table-cell>
          <table:table-cell table:style-name="ce13" office:value-type="float" office:value="66">
            <office:annotation draw:style-name="gr1" draw:text-style-name="P1" svg:width="1.1413in" svg:height="0.7012in" svg:x="20.5772in" svg:y="6.3248in" draw:caption-point-x="-20.5772in" draw:caption-point-y="-6.3248in">
              <dc:date>2005-11-10T00:00:00</dc:date>
              <text:p text:style-name="P1"><text:span text:style-name="T1">Two indizes</text:span></text:p>
              <text:p text:style-name="P1"><text:span text:style-name="T1">sge_job_idx0 and sge_job_idx1</text:span></text:p>
            </office:annotation>
            <text:p>66</text:p>
          </table:table-cell>
          <table:table-cell table:number-columns-repeated="234"/>
        </table:table-row>
        <table:table-row table:style-name="ro5">
          <table:table-cell/>
          <table:table-cell office:value-type="string">
            <text:p>sge_job_log</text:p>
          </table:table-cell>
          <table:table-cell table:style-name="ce15" table:formula="oooc:=([.D35]*[.T35])/(1024*1024)" office:value-type="float" office:value="263.671875">
            <text:p>263.67 MB</text:p>
          </table:table-cell>
          <table:table-cell table:style-name="ce19" table:formula="oooc:=[.G35]+[.J35]+[.M35]+[.P35]+[.S35]" office:value-type="float" office:value="4320000">
            <text:p>4320000</text:p>
          </table:table-cell>
          <table:table-cell table:style-name="ce8" table:formula="oooc:=jobs_per_hour*6" office:value-type="float" office:value="6000">
            <office:annotation draw:style-name="gr1" draw:text-style-name="P1" svg:width="1.1413in" svg:height="0.5457in" svg:x="7.4748in" svg:y="6.4925in" draw:caption-point-x="-7.4748in" draw:caption-point-y="-6.4925in">
              <dc:date>2005-11-10T00:00:00</dc:date>
              <text:p text:style-name="P1"><text:span text:style-name="T1">Assume that each jobs has 6 state transitions</text:span></text:p>
            </office:annotation>
            <text:p>6000</text:p>
          </table:table-cell>
          <table:table-cell table:style-name="ce21" table:formula="oooc:=30*24" office:value-type="float" office:value="720">
            <text:p>720 h</text:p>
          </table:table-cell>
          <table:table-cell table:formula="oooc:=[.E35]*[.F35]" office:value-type="float" office:value="4320000">
            <text:p>4320000</text:p>
          </table:table-cell>
          <table:table-cell table:style-name="ce8" office:value-type="float" office:value="0">
            <text:p>0</text:p>
          </table:table-cell>
          <table:table-cell table:style-name="ce21" office:value-type="float" office:value="0">
            <text:p>0 h</text:p>
          </table:table-cell>
          <table:table-cell table:style-name="Default" table:formula="oooc:=[.H35]*[.I3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0" office:value-type="float" office:value="0">
            <text:p>0 d</text:p>
          </table:table-cell>
          <table:table-cell table:formula="oooc:=[.K35]*[.L3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2" office:value-type="float" office:value="0">
            <text:p>0 m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0">
            <text:p>0 y</text:p>
          </table:table-cell>
          <table:table-cell office:value-type="float" office:value="0">
            <text:p>0</text:p>
          </table:table-cell>
          <table:table-cell table:style-name="ce39" table:formula="oooc:=[.U35]+[.V35]" office:value-type="float" office:value="64">
            <text:p>64</text:p>
          </table:table-cell>
          <table:table-cell table:style-name="ce39" office:value-type="float" office:value="64">
            <text:p>64</text:p>
          </table:table-cell>
          <table:table-cell table:style-name="ce13" office:value-type="float" office:value="0">
            <text:p>0</text:p>
          </table:table-cell>
          <table:table-cell table:number-columns-repeated="234"/>
        </table:table-row>
        <table:table-row table:style-name="ro5">
          <table:table-cell/>
          <table:table-cell office:value-type="string">
            <text:p>sge_job_request</text:p>
          </table:table-cell>
          <table:table-cell table:style-name="ce15" table:formula="oooc:=([.D36]*[.T36])/(1024*1024)" office:value-type="float" office:value="1185.15014648438">
            <text:p>1,185.15 MB</text:p>
          </table:table-cell>
          <table:table-cell table:style-name="ce19" table:formula="oooc:=[.G36]+[.J36]+[.M36]+[.P36]+[.S36]" office:value-type="float" office:value="1440000">
            <text:p>1440000</text:p>
          </table:table-cell>
          <table:table-cell table:style-name="ce8" table:formula="oooc:=jobs_per_hour*2" office:value-type="float" office:value="2000">
            <office:annotation draw:style-name="gr1" draw:text-style-name="P1" svg:width="1.1413in" svg:height="0.7012in" svg:x="7.4748in" svg:y="6.6598in" draw:caption-point-x="-7.4748in" draw:caption-point-y="-6.6598in">
              <dc:date>2005-11-14T00:00:00</dc:date>
              <text:p text:style-name="P1"><text:span text:style-name="T1">Assume that each jobs has 2 resource requests</text:span></text:p>
            </office:annotation>
            <text:p>2000</text:p>
          </table:table-cell>
          <table:table-cell table:style-name="ce21" table:formula="oooc:=30*24" office:value-type="float" office:value="720">
            <text:p>720 h</text:p>
          </table:table-cell>
          <table:table-cell table:formula="oooc:=[.E36]*[.F36]" office:value-type="float" office:value="1440000">
            <text:p>1440000</text:p>
          </table:table-cell>
          <table:table-cell table:style-name="ce8" office:value-type="float" office:value="0">
            <text:p>0</text:p>
          </table:table-cell>
          <table:table-cell table:style-name="ce21" office:value-type="float" office:value="0">
            <text:p>0 h</text:p>
          </table:table-cell>
          <table:table-cell table:style-name="Default" table:formula="oooc:=[.H36]*[.I3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0" office:value-type="float" office:value="0">
            <text:p>0 d</text:p>
          </table:table-cell>
          <table:table-cell table:formula="oooc:=[.K36]*[.L3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2" office:value-type="float" office:value="0">
            <text:p>0 m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0">
            <text:p>0 y</text:p>
          </table:table-cell>
          <table:table-cell office:value-type="float" office:value="0">
            <text:p>0</text:p>
          </table:table-cell>
          <table:table-cell table:style-name="ce39" table:formula="oooc:=[.U36]+[.V36]" office:value-type="float" office:value="863">
            <text:p>863</text:p>
          </table:table-cell>
          <table:table-cell table:style-name="ce39" office:value-type="float" office:value="863">
            <text:p>863</text:p>
          </table:table-cell>
          <table:table-cell table:style-name="ce13" office:value-type="float" office:value="0">
            <text:p>0</text:p>
          </table:table-cell>
          <table:table-cell table:number-columns-repeated="234"/>
        </table:table-row>
        <table:table-row table:style-name="ro5">
          <table:table-cell/>
          <table:table-cell office:value-type="string">
            <text:p>sge_job_usage</text:p>
          </table:table-cell>
          <table:table-cell table:style-name="ce15" table:formula="oooc:=([.D37]*[.T37])/(1024*1024)" office:value-type="float" office:value="81.7108154296875">
            <text:p>81.71 MB</text:p>
          </table:table-cell>
          <table:table-cell table:style-name="ce19" table:formula="oooc:=[.G37]+[.J37]+[.M37]+[.P37]+[.S37]" office:value-type="float" office:value="720000">
            <text:p>720000</text:p>
          </table:table-cell>
          <table:table-cell table:style-name="ce8" table:formula="oooc:=1*jobs_per_hour" office:value-type="float" office:value="1000">
            <office:annotation draw:style-name="gr1" draw:text-style-name="P1" svg:width="1.1413in" svg:height="0.7012in" svg:x="7.4748in" svg:y="6.8272in" draw:caption-point-x="-7.4748in" draw:caption-point-y="-6.8272in">
              <dc:date>2005-11-10T00:00:00</dc:date>
              <text:p text:style-name="P1"><text:span text:style-name="T1">Long running jobs can have more than 1 usage record</text:span></text:p>
            </office:annotation>
            <text:p>1000</text:p>
          </table:table-cell>
          <table:table-cell table:style-name="ce21" table:formula="oooc:=30*24" office:value-type="float" office:value="720">
            <text:p>720 h</text:p>
          </table:table-cell>
          <table:table-cell table:formula="oooc:=[.E37]*[.F37]" office:value-type="float" office:value="720000">
            <text:p>720000</text:p>
          </table:table-cell>
          <table:table-cell table:style-name="ce8" office:value-type="float" office:value="0">
            <text:p>0</text:p>
          </table:table-cell>
          <table:table-cell table:style-name="ce21" office:value-type="float" office:value="0">
            <text:p>0 h</text:p>
          </table:table-cell>
          <table:table-cell table:style-name="Default" table:formula="oooc:=[.H37]*[.I3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0" office:value-type="float" office:value="0">
            <text:p>0 d</text:p>
          </table:table-cell>
          <table:table-cell table:formula="oooc:=[.K37]*[.L3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2" office:value-type="float" office:value="0">
            <text:p>0 m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34" office:value-type="float" office:value="0">
            <text:p>0 y</text:p>
          </table:table-cell>
          <table:table-cell office:value-type="float" office:value="0">
            <text:p>0</text:p>
          </table:table-cell>
          <table:table-cell table:style-name="ce39" table:formula="oooc:=[.U37]+[.V37]" office:value-type="float" office:value="119">
            <text:p>119</text:p>
          </table:table-cell>
          <table:table-cell table:style-name="ce39" office:value-type="float" office:value="119">
            <text:p>119</text:p>
          </table:table-cell>
          <table:table-cell table:style-name="ce13" office:value-type="float" office:value="0">
            <text:p>0</text:p>
          </table:table-cell>
          <table:table-cell table:number-columns-repeated="234"/>
        </table:table-row>
        <table:table-row table:style-name="ro5">
          <table:table-cell table:style-name="ce2"/>
          <table:table-cell table:style-name="ce2" office:value-type="string">
            <text:p>sge_share_log</text:p>
          </table:table-cell>
          <table:table-cell table:style-name="ce16" table:formula="oooc:=([.D38]*[.T38])/(1024*1024)" office:value-type="float" office:value="95.1690673828125">
            <text:p>95.17 MB</text:p>
          </table:table-cell>
          <table:table-cell table:style-name="ce20" table:formula="oooc:=([.G38]+[.J38]+[.M38]+[.P38]+[.S38])*number_of_sharelog_nodes" office:value-type="float" office:value="1296000">
            <text:p>1296000</text:p>
          </table:table-cell>
          <table:table-cell table:style-name="ce9" table:formula="oooc:=IF(sharelog_flush_time = 0; 0;3600/sharelog_flush_time)" office:value-type="float" office:value="60">
            <text:p>60</text:p>
          </table:table-cell>
          <table:table-cell table:style-name="ce22" table:formula="oooc:=30*24" office:value-type="float" office:value="720">
            <text:p>720 h</text:p>
          </table:table-cell>
          <table:table-cell table:style-name="ce2" table:formula="oooc:=[.E38]*[.F38]" office:value-type="float" office:value="43200">
            <text:p>43200</text:p>
          </table:table-cell>
          <table:table-cell table:style-name="ce9" office:value-type="float" office:value="0">
            <text:p>0</text:p>
          </table:table-cell>
          <table:table-cell table:style-name="ce22" office:value-type="float" office:value="0">
            <text:p>0 h</text:p>
          </table:table-cell>
          <table:table-cell table:style-name="ce2" table:formula="oooc:=[.H38]*[.I38]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1" office:value-type="float" office:value="0">
            <text:p>0 d</text:p>
          </table:table-cell>
          <table:table-cell table:style-name="ce2" table:formula="oooc:=[.K38]*[.L38]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3" office:value-type="float" office:value="0">
            <text:p>0 m</text:p>
          </table:table-cell>
          <table:table-cell table:style-name="ce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5" office:value-type="float" office:value="0">
            <text:p>0 y</text:p>
          </table:table-cell>
          <table:table-cell table:style-name="ce2" office:value-type="float" office:value="0">
            <text:p>0</text:p>
          </table:table-cell>
          <table:table-cell table:style-name="ce40" table:formula="oooc:=[.U38]+[.V38]" office:value-type="float" office:value="77">
            <text:p>77</text:p>
          </table:table-cell>
          <table:table-cell table:style-name="ce40" office:value-type="float" office:value="77">
            <text:p>77</text:p>
          </table:table-cell>
          <table:table-cell table:style-name="ce14" office:value-type="float" office:value="0">
            <text:p>0</text:p>
          </table:table-cell>
          <table:table-cell table:style-name="ce2" table:number-columns-repeated="234"/>
        </table:table-row>
        <table:table-row table:style-name="ro5">
          <table:table-cell/>
          <table:table-cell table:style-name="ce11" table:number-columns-repeated="3"/>
          <table:table-cell table:number-columns-repeated="252"/>
        </table:table-row>
        <table:table-row table:style-name="ro5">
          <table:table-cell table:number-columns-repeated="256"/>
        </table:table-row>
        <table:table-row table:style-name="ro6">
          <table:table-cell/>
          <table:table-cell table:style-name="ce11" office:value-type="string">
            <text:p>Max DB Size<text:span text:style-name="T3">²</text:span>:</text:p>
          </table:table-cell>
          <table:table-cell table:style-name="ce17" table:formula="oooc:=SUM([.C28:.C40])/1024" office:value-type="float" office:value="30.6476227939129">
            <office:annotation draw:style-name="gr1" draw:text-style-name="P1" svg:width="2.2831in" svg:height="1.3232in" svg:x="5.326in" svg:y="7.4969in" draw:caption-point-x="-5.326in" draw:caption-point-y="-7.4969in">
              <dc:date>2005-11-14T00:00:00</dc:date>
              <text:p text:style-name="P1"><text:span text:style-name="T1">The tables sge_host, sge_user, sge_department, sge_group, sge_project are not considered, the space required is quite small.</text:span></text:p>
              <text:p text:style-name="P1"><text:span text:style-name="T1"/></text:p>
              <text:p text:style-name="P1"><text:span text:style-name="T1">This number is a theoretical value. Any database overhead is not considered.</text:span></text:p>
            </office:annotation>
            <text:p>30.65 GB</text:p>
          </table:table-cell>
          <table:table-cell table:style-name="ce17"/>
          <table:table-cell table:number-columns-repeated="252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number-columns-repeated="2"/>
          <table:table-cell table:style-name="ce18"/>
          <table:table-cell table:number-columns-repeated="253"/>
        </table:table-row>
        <table:table-row table:style-name="ro5" table:number-rows-repeated="3">
          <table:table-cell table:number-columns-repeated="256"/>
        </table:table-row>
        <table:table-row table:style-name="ro5">
          <table:table-cell/>
          <table:table-cell table:style-name="ce11" table:number-columns-repeated="3"/>
          <table:table-cell table:number-columns-repeated="252"/>
        </table:table-row>
        <table:table-row table:style-name="ro5" table:number-rows-repeated="4">
          <table:table-cell table:number-columns-repeated="256"/>
        </table:table-row>
        <table:table-row table:style-name="ro5">
          <table:table-cell/>
          <table:table-cell table:style-name="ce11" table:number-columns-repeated="3"/>
          <table:table-cell table:number-columns-repeated="252"/>
        </table:table-row>
        <table:table-row table:style-name="ro5" table:number-rows-repeated="4">
          <table:table-cell table:number-columns-repeated="256"/>
        </table:table-row>
        <table:table-row table:style-name="ro5">
          <table:table-cell/>
          <table:table-cell table:style-name="ce11" table:number-columns-repeated="3"/>
          <table:table-cell table:number-columns-repeated="252"/>
        </table:table-row>
        <table:table-row table:style-name="ro5" table:number-rows-repeated="4">
          <table:table-cell table:number-columns-repeated="256"/>
        </table:table-row>
        <table:table-row table:style-name="ro5">
          <table:table-cell/>
          <table:table-cell table:style-name="ce11" table:number-columns-repeated="3"/>
          <table:table-cell table:number-columns-repeated="252"/>
        </table:table-row>
        <table:table-row table:style-name="ro5" table:number-rows-repeated="6">
          <table:table-cell table:number-columns-repeated="256"/>
        </table:table-row>
        <table:table-row table:style-name="ro5">
          <table:table-cell table:number-columns-repeated="8"/>
          <table:table-cell table:style-name="ce17" table:number-columns-repeated="3"/>
          <table:table-cell table:number-columns-repeated="245"/>
        </table:table-row>
        <table:table-row table:style-name="ro5" table:number-rows-repeated="3192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>
        <table:named-range table:name="number_of_sharelog_nodes" table:base-cell-address="$'ARCo dbsize'.$C$17" table:cell-range-address="$'ARCo dbsize'.$C$22"/>
        <table:named-range table:name="number_of_users" table:base-cell-address="$'ARCo dbsize'.$C$4" table:cell-range-address="$'ARCo dbsize'.$C$11"/>
        <table:named-range table:name="number_of_projects" table:base-cell-address="$'ARCo dbsize'.$D$25" table:cell-range-address="$'ARCo dbsize'.$C$13"/>
        <table:named-range table:name="number_of_groups" table:base-cell-address="$'ARCo dbsize'.$D$25" table:cell-range-address="$'ARCo dbsize'.$C$14"/>
        <table:named-range table:name="jobs_per_user_and_hour" table:base-cell-address="$'ARCo dbsize'.$C$7" table:cell-range-address="$'ARCo dbsize'.$C$15"/>
        <table:named-expression table:name="number_of_cluster_queues" table:base-cell-address="$'ARCo dbsize'.$C$8" table:expression="$'ARCo dbsize'.$C$#REF!"/>
        <table:named-range table:name="number_of_consumables" table:base-cell-address="$'ARCo dbsize'.$C$10" table:cell-range-address="$'ARCo dbsize'.$C$16"/>
        <table:named-range table:name="load_report_time" table:base-cell-address="$'ARCo dbsize'.$C$12" table:cell-range-address="$'ARCo dbsize'.$C$18"/>
        <table:named-range table:name="sharelog_flush_time" table:base-cell-address="$'ARCo dbsize'.$C$13" table:cell-range-address="$'ARCo dbsize'.$C$19"/>
        <table:named-range table:name="number_of_exec_hosts" table:base-cell-address="$'ARCo dbsize'.$C$14" table:cell-range-address="$'ARCo dbsize'.$C$20"/>
        <table:named-range table:name="number_of_load_values" table:base-cell-address="$'ARCo dbsize'.$C$15" table:cell-range-address="$'ARCo dbsize'.$C$21"/>
        <table:named-range table:name="number_of_departments" table:base-cell-address="$'ARCo dbsize'.$C$6" table:cell-range-address="$'ARCo dbsize'.$C$12"/>
        <table:named-range table:name="jobs_per_hour" table:base-cell-address="$'ARCo dbsize'.$C$15" table:cell-range-address="$'ARCo dbsize'.$F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1" svg:font-family="Albany" style:font-pitch="variable"/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 number:grouping="true"/>
      <number:text> kB</number:text>
    </number:number-style>
    <number:number-style style:name="N108">
      <number:number number:decimal-places="2" number:min-integer-digits="1" number:grouping="true"/>
      <number:text> GB</number:text>
    </number:number-style>
    <number:number-style style:name="N109">
      <number:number number:decimal-places="2" number:min-integer-digits="1" number:grouping="true"/>
      <number:text> MB</number:text>
    </number:number-style>
    <number:number-style style:name="N110">
      <number:number number:decimal-places="2" number:min-integer-digits="1"/>
      <number:text> h</number:text>
    </number:number-style>
    <number:number-style style:name="N111">
      <number:number number:decimal-places="0" number:min-integer-digits="1"/>
      <number:text> h</number:text>
    </number:number-style>
    <number:number-style style:name="N112">
      <number:number number:decimal-places="0" number:min-integer-digits="1"/>
      <number:text> d</number:text>
    </number:number-style>
    <number:number-style style:name="N113">
      <number:number number:decimal-places="0" number:min-integer-digits="1"/>
      <number:text> m</number:text>
    </number:number-style>
    <number:number-style style:name="N114">
      <number:number number:decimal-places="0" number:min-integer-digits="1"/>
      <number:text> y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heads_20_1" draw:display-name="Arrowheads 1" svg:viewBox="0 0 200 200" svg:d="m100 0c0-55-45-100-100-100s-100 45-100 100 45 100 100 100 100-45 100-100z"/>
    <draw:marker draw:name="Arrowheads_20_2" draw:display-name="Arrowheads 2" svg:viewBox="0 0 20 30" svg:d="m10 0-10 30h20z"/>
    <draw:marker draw:name="Arrowheads_20_3" draw:display-name="Arrowheads 3" svg:viewBox="0 0 200 200" svg:d="m100 0c0-55-45-100-100-100s-100 45-100 100 45 100 100 100 100-45 100-100z"/>
    <draw:marker draw:name="Arrowheads_20_4" draw:display-name="Arrowheads 4" svg:viewBox="0 0 200 200" svg:d="m100 0c0-55-45-100-100-100s-100 45-100 100 45 100 100 100 100-45 100-100z"/>
    <draw:marker draw:name="Arrowheads_20_5" draw:display-name="Arrowheads 5" svg:viewBox="0 0 200 200" svg:d="m100 0c0-55-45-100-100-100s-100 45-100 100 45 100 100 100 100-45 100-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9">08/29/2007</text:date>, <text:time>14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$Build-9134</meta:generator>
    <meta:creation-date>2005-10-13T08:50:33</meta:creation-date>
    <dc:date>2005-12-06T08:53:41</dc:date>
    <dc:language>en-US</dc:language>
    <meta:editing-cycles>45</meta:editing-cycles>
    <meta:editing-duration>PT16H56M0S</meta:editing-duration>
    <meta:user-defined meta:name="Info 1"/>
    <meta:user-defined meta:name="Info 2"/>
    <meta:user-defined meta:name="Info 3"/>
    <meta:user-defined meta:name="Info 4"/>
    <meta:document-statistic meta:table-count="2" meta:cell-count="291"/>
  </office:meta>
</office:document-meta>
</file>